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, Helvetica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Quotations">
      <style:paragraph-properties fo:margin-top="0cm" fo:margin-bottom="0cm" fo:padding-left="0.049cm" fo:padding-right="0cm" fo:padding-top="0cm" fo:padding-bottom="0cm" fo:border-left="0.002cm solid #cccccc" fo:border-right="none" fo:border-top="none" fo:border-bottom="none" style:writing-mode="lr-tb"/>
    </style:style>
    <style:style style:name="P4" style:family="paragraph" style:parent-style-name="Quotations">
      <style:paragraph-properties fo:margin-left="1cm" fo:margin-right="1cm" fo:margin-top="0cm" fo:margin-bottom="0cm" fo:orphans="2" fo:widows="2" fo:text-indent="0cm" style:auto-text-indent="false" fo:padding-left="0.049cm" fo:padding-right="0cm" fo:padding-top="0cm" fo:padding-bottom="0cm" fo:border-left="0.002cm solid #cccccc" fo:border-right="none" fo:border-top="none" fo:border-bottom="none" style:writing-mode="lr-tb"/>
      <style:text-properties fo:font-variant="normal" fo:text-transform="none" fo:color="#222222" style:font-name="Arial1" fo:font-size="12pt" fo:letter-spacing="normal" fo:font-style="normal" fo:font-weight="normal"/>
    </style:style>
    <style:style style:name="P5" style:family="paragraph" style:parent-style-name="Quotations">
      <style:paragraph-properties fo:margin-left="1cm" fo:margin-right="1cm" fo:margin-top="0cm" fo:margin-bottom="0cm" fo:orphans="2" fo:widows="2" fo:text-indent="0cm" style:auto-text-indent="false" fo:padding-left="0.049cm" fo:padding-right="0cm" fo:padding-top="0cm" fo:padding-bottom="0cm" fo:border-left="0.002cm solid #cccccc" fo:border-right="none" fo:border-top="none" fo:border-bottom="none" style:writing-mode="lr-tb"/>
    </style:style>
    <style:style style:name="P6" style:family="paragraph" style:parent-style-name="Standard">
      <style:paragraph-properties fo:margin-top="0cm" fo:margin-bottom="0cm"/>
    </style:style>
    <style:style style:name="P7" style:family="paragraph" style:parent-style-name="Standard">
      <style:paragraph-properties fo:margin-top="0cm" fo:margin-bottom="0cm" style:writing-mode="lr-tb"/>
    </style:style>
    <style:style style:name="P8" style:family="paragraph" style:parent-style-name="Standard">
      <style:paragraph-properties style:writing-mode="lr-tb"/>
    </style:style>
    <style:style style:name="P9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color="#1155cc"/>
    </style:style>
    <style:style style:name="T4" style:family="text">
      <style:text-properties fo:font-variant="normal" fo:text-transform="none" fo:color="#1155cc" style:font-name="Arial1" fo:font-size="12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416871420167780465" text:style-name="Outline">
        <text:list-item>
          <text:h text:style-name="P9" text:outline-level="1">RunApp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13-8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7">Well the app i am building is a bit complicated i didnt want to show any dialog on top of the initial route because the initial route have already some logic that i should follow . i think the solution of @Eric Seidel is the best for my use </text:p>
      <text:p text:style-name="P6"/>
      <text:p text:style-name="P8">Le jeu. 3 janv. 2019 à 19:30, Eric Seidel &lt;<text:a xlink:type="simple" xlink:href="mailto:eseidel@google.com" office:target-frame-name="_blank" xlink:show="new" text:style-name="Internet_20_link" text:visited-style-name="Visited_20_Internet_20_Link"><text:span text:style-name="T3">eseidel@google.com</text:span></text:a>&gt; a écrit :</text:p>
      <text:p text:style-name="P4">You can call runApp as many times as you want in your app.  So you can have your main do something like this:</text:p>
      <text:p text:style-name="P4"/>
      <text:p text:style-name="P4">main() {</text:p>
      <text:p text:style-name="P4">runApp(new SpashScreen());</text:p>
      <text:p text:style-name="P4">gool connected = await doIHaveInternet();</text:p>
      <text:p text:style-name="P4">runApp(new MyApp(connected));</text:p>
      <text:p text:style-name="P4">}</text:p>
      <text:p text:style-name="P4"/>
      <text:p text:style-name="P4">runApp just sets the "root widget" and causes a full rebuild of the app and can be changed at any time.</text:p>
      <text:p text:style-name="P4"/>
      <text:p text:style-name="P4">There is at least one package for monitoring connectivity:</text:p>
      <text:p text:style-name="P5"><text:a xlink:type="simple" xlink:href="https://pub.dartlang.org/packages/connectivity" office:target-frame-name="_blank" xlink:show="new" text:style-name="Internet_20_link" text:visited-style-name="Visited_20_Internet_20_Link"><text:span text:style-name="T4">https://pub.dartlang.org/packages/connectivity</text:span></text:a>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, Helvetica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</meta:editing-cycles>
    <meta:creation-date>2019-01-07T15:37:45.27</meta:creation-date>
    <meta:editing-duration>PT49S</meta:editing-duration>
    <meta:generator>OpenOffice/4.1.6$Win32 OpenOffice.org_project/416m1$Build-9790</meta:generator>
    <meta:initial-creator>Máximo Meza</meta:initial-creator>
    <meta:document-statistic meta:table-count="0" meta:image-count="0" meta:object-count="0" meta:page-count="2" meta:paragraph-count="20" meta:word-count="143" meta:character-count="859"/>
    <dc:date>2019-01-07T15:38:33.62</dc:date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